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45cm" fo:min-width="10cm"/>
    </style:style>
    <style:style style:name="gr2" style:family="graphic" style:parent-style-name="objectwithoutfill">
      <style:graphic-properties draw:marker-start="Arrow" draw:marker-start-width="0.3cm" draw:marker-end="Arrow" draw:marker-end-width="0.3cm" draw:fill="none" draw:textarea-vertical-align="middle"/>
    </style:style>
    <style:style style:name="gr3" style:family="graphic" style:parent-style-name="standard">
      <style:graphic-properties draw:textarea-horizontal-align="justify" draw:textarea-vertical-align="middle" draw:auto-grow-height="false" fo:min-height="1.956cm" fo:min-width="3.747cm" fo:wrap-option="no-wrap"/>
    </style:style>
    <style:style style:name="gr4"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0.5cm" svg:height="1.7cm" svg:x="8.7cm" svg:y="16.5cm">
          <text:p text:style-name="P1">KNX installatie</text:p>
          <draw:enhanced-geometry svg:viewBox="0 0 21600 21600" draw:type="rectangle" draw:enhanced-path="M 0 0 L 21600 0 21600 21600 0 21600 0 0 Z N"/>
        </draw:custom-shape>
        <draw:custom-shape draw:style-name="gr1" draw:text-style-name="P1" xml:id="id1" draw:id="id1" draw:layer="layout" svg:width="10.5cm" svg:height="1.7cm" svg:x="8.7cm" svg:y="12.2cm">
          <text:p text:style-name="P1">KNX-tp interface</text:p>
          <draw:enhanced-geometry svg:viewBox="0 0 21600 21600" draw:type="rectangle" draw:enhanced-path="M 0 0 L 21600 0 21600 21600 0 21600 0 0 Z N"/>
        </draw:custom-shape>
        <draw:connector draw:style-name="gr2" draw:text-style-name="P2" draw:layer="layout" draw:type="line" svg:x1="13.95cm" svg:y1="13.9cm" svg:x2="13.95cm" svg:y2="16.5cm" draw:start-shape="id1" draw:start-glue-point="2" draw:end-shape="id2" draw:end-glue-point="0" svg:d="M13950 13900v2600" svg:viewBox="0 0 1 2601">
          <text:p text:style-name="P1"><text:tab/><text:tab/>KNX-tp</text:p>
        </draw:connector>
        <draw:custom-shape draw:style-name="gr1" draw:text-style-name="P1" xml:id="id3" draw:id="id3" draw:layer="layout" svg:width="10.5cm" svg:height="1.7cm" svg:x="8.7cm" svg:y="7.8cm">
          <text:p text:style-name="P1">Embedded Linux</text:p>
          <draw:enhanced-geometry svg:viewBox="0 0 21600 21600" draw:type="rectangle" draw:enhanced-path="M 0 0 L 21600 0 21600 21600 0 21600 0 0 Z N"/>
        </draw:custom-shape>
        <draw:connector draw:style-name="gr2" draw:text-style-name="P2" draw:layer="layout" draw:type="line" svg:x1="13.95cm" svg:y1="9.5cm" svg:x2="13.95cm" svg:y2="12.2cm" draw:start-shape="id3" draw:start-glue-point="2" draw:end-shape="id1" svg:d="M13950 9500v2700" svg:viewBox="0 0 1 2701">
          <text:p text:style-name="P1"><text:tab/> <text:tab/>Uart/I2c</text:p>
        </draw:connector>
        <draw:custom-shape draw:style-name="gr3" draw:text-style-name="P1" xml:id="id4" draw:id="id4" draw:layer="layout" svg:width="6.5cm" svg:height="3.4cm" svg:x="10.7cm" svg:y="2.4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2" draw:layer="layout" draw:type="line" svg:x1="13.95cm" svg:y1="5.8cm" svg:x2="13.95cm" svg:y2="7.8cm" draw:start-shape="id4" draw:start-glue-point="2" draw:end-shape="id3" svg:d="M13950 5800v2000" svg:viewBox="0 0 1 20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nl" fo:country="B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0T12:24:43.676919757</meta:creation-date>
    <dc:date>2017-03-20T12:54:52.932857521</dc:date>
    <meta:editing-duration>PT6M29S</meta:editing-duration>
    <meta:editing-cycles>2</meta:editing-cycles>
    <meta:generator>LibreOffice/5.3.1.2$Linux_X86_64 LibreOffice_project/30m0$Build-2</meta:generator>
    <meta:document-statistic meta:object-count="7"/>
  </office:meta>
</office:document-meta>
</file>